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fea34" officeooo:paragraph-rsid="000fea34"/>
    </style:style>
    <style:style style:name="P2" style:family="paragraph" style:parent-style-name="Standard">
      <style:text-properties officeooo:paragraph-rsid="000fea34"/>
    </style:style>
    <style:style style:name="P3" style:family="paragraph" style:parent-style-name="Standard">
      <style:text-properties officeooo:paragraph-rsid="001359d4"/>
    </style:style>
    <style:style style:name="P4" style:family="paragraph" style:parent-style-name="Standard">
      <style:text-properties officeooo:paragraph-rsid="0015eb53"/>
    </style:style>
    <style:style style:name="P5" style:family="paragraph" style:parent-style-name="Text_20_body">
      <style:text-properties officeooo:paragraph-rsid="00145a5d"/>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Standard" style:list-style-name="L1">
      <style:text-properties officeooo:paragraph-rsid="000fea34"/>
    </style:style>
    <style:style style:name="P8" style:family="paragraph" style:parent-style-name="Standard" style:list-style-name="L1">
      <style:text-properties officeooo:paragraph-rsid="002062a5"/>
    </style:style>
    <style:style style:name="P9" style:family="paragraph" style:parent-style-name="Standard" style:list-style-name="L1">
      <style:text-properties officeooo:paragraph-rsid="00214fa1"/>
    </style:style>
    <style:style style:name="P10" style:family="paragraph" style:parent-style-name="Standard" style:list-style-name="L1">
      <style:text-properties officeooo:paragraph-rsid="00232b5e"/>
    </style:style>
    <style:style style:name="P11" style:family="paragraph" style:parent-style-name="Standard" style:list-style-name="L1">
      <style:text-properties style:text-underline-style="none" officeooo:rsid="000fea34" officeooo:paragraph-rsid="000fea34"/>
    </style:style>
    <style:style style:name="P12" style:family="paragraph" style:parent-style-name="Standard" style:list-style-name="L4">
      <style:text-properties officeooo:paragraph-rsid="001359d4"/>
    </style:style>
    <style:style style:name="P13" style:family="paragraph" style:parent-style-name="Standard" style:list-style-name="L5">
      <style:text-properties officeooo:paragraph-rsid="00145a5d"/>
    </style:style>
    <style:style style:name="P14" style:family="paragraph" style:parent-style-name="Standard" style:list-style-name="L5">
      <style:text-properties style:font-name="Liberation Serif" fo:font-size="12pt" fo:language="es" fo:country="ES" officeooo:paragraph-rsid="00145a5d" style:font-size-asian="12pt" style:font-size-complex="12pt"/>
    </style:style>
    <style:style style:name="P15" style:family="paragraph" style:parent-style-name="Standard">
      <style:text-properties style:text-underline-style="solid" style:text-underline-width="auto" style:text-underline-color="font-color" officeooo:rsid="000fea34" officeooo:paragraph-rsid="000fea34"/>
    </style:style>
    <style:style style:name="P16" style:family="paragraph" style:parent-style-name="Standard">
      <style:text-properties officeooo:paragraph-rsid="001b9026"/>
    </style:style>
    <style:style style:name="P17" style:family="paragraph" style:parent-style-name="Standard" style:list-style-name="L7">
      <style:text-properties officeooo:paragraph-rsid="001b9026"/>
    </style:style>
    <style:style style:name="P18" style:family="paragraph" style:parent-style-name="Standard" style:list-style-name="L7">
      <style:text-properties officeooo:paragraph-rsid="001d81eb"/>
    </style:style>
    <style:style style:name="P19" style:family="paragraph" style:parent-style-name="Text_20_body" style:list-style-name="L5">
      <style:text-properties officeooo:paragraph-rsid="0015eb53"/>
    </style:style>
    <style:style style:name="P20" style:family="paragraph" style:parent-style-name="Text_20_body" style:list-style-name="L5">
      <style:text-properties officeooo:paragraph-rsid="0017dbe4"/>
    </style:style>
    <style:style style:name="P21" style:family="paragraph" style:parent-style-name="Text_20_body" style:list-style-name="L5">
      <style:text-properties officeooo:rsid="001950d2" officeooo:paragraph-rsid="001950d2"/>
    </style:style>
    <style:style style:name="P22" style:family="paragraph" style:parent-style-name="Text_20_body">
      <style:text-properties officeooo:paragraph-rsid="00145a5d"/>
    </style:style>
    <style:style style:name="P23"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b53" style:text-blinking="false" fo:background-color="transparent"/>
    </style:style>
    <style:style style:name="P26" style:family="paragraph" style:parent-style-name="Heading_20_4" style:list-style-name="L1">
      <style:text-properties officeooo:paragraph-rsid="000fea34"/>
    </style:style>
    <style:style style:name="T1" style:family="text">
      <style:text-properties style:text-underline-style="none" officeooo:rsid="000fea34"/>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9026" style:font-weight-asian="normal" style:font-weight-complex="normal"/>
    </style:style>
    <style:style style:name="T4" style:family="text">
      <style:text-properties style:text-underline-style="none" fo:font-weight="normal" officeooo:rsid="001d81eb" style:font-weight-asian="normal" style:font-weight-complex="normal"/>
    </style:style>
    <style:style style:name="T5" style:family="text">
      <style:text-properties style:text-underline-style="none" fo:font-weight="bold" officeooo:rsid="001b9026" style:font-weight-asian="bold" style:font-weight-complex="bold"/>
    </style:style>
    <style:style style:name="T6" style:family="text">
      <style:text-properties style:text-underline-style="none" fo:font-weight="bold" officeooo:rsid="001d81eb" style:font-weight-asian="bold" style:font-weight-complex="bold"/>
    </style:style>
    <style:style style:name="T7" style:family="text">
      <style:text-properties fo:font-style="normal" style:text-underline-style="none" fo:font-weight="normal" officeooo:rsid="000fea34"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fea34" style:font-style-asian="normal" style:font-weight-asian="normal" style:font-style-complex="normal" style:font-weight-complex="normal"/>
    </style:style>
    <style:style style:name="T10" style:family="text">
      <style:text-properties fo:font-style="normal" fo:font-weight="normal" officeooo:rsid="001359d4" style:font-style-asian="normal" style:font-weight-asian="normal" style:font-style-complex="normal" style:font-weight-complex="normal"/>
    </style:style>
    <style:style style:name="T11" style:family="text">
      <style:text-properties fo:font-style="normal" fo:font-weight="normal" officeooo:rsid="00145a5d" style:font-style-asian="normal" style:font-weight-asian="normal" style:font-style-complex="normal" style:font-weight-complex="normal"/>
    </style:style>
    <style:style style:name="T12" style:family="text">
      <style:text-properties fo:font-style="normal" fo:font-weight="normal" officeooo:rsid="0015eb53" style:font-style-asian="normal" style:font-weight-asian="normal" style:font-style-complex="normal" style:font-weight-complex="normal"/>
    </style:style>
    <style:style style:name="T13" style:family="text">
      <style:text-properties fo:font-style="normal" fo:font-weight="normal" officeooo:rsid="001b1cd1" style:font-style-asian="normal" style:font-weight-asian="normal" style:font-style-complex="normal" style:font-weight-complex="normal"/>
    </style:style>
    <style:style style:name="T14" style:family="text">
      <style:text-properties fo:font-style="normal" fo:font-weight="normal" officeooo:rsid="001f84f5" style:font-style-asian="normal" style:font-weight-asian="normal" style:font-style-complex="normal" style:font-weight-complex="normal"/>
    </style:style>
    <style:style style:name="T15" style:family="text">
      <style:text-properties fo:font-style="normal" fo:font-weight="normal" officeooo:rsid="002062a5" style:font-style-asian="normal" style:font-weight-asian="normal" style:font-style-complex="normal" style:font-weight-complex="normal"/>
    </style:style>
    <style:style style:name="T16" style:family="text">
      <style:text-properties fo:font-style="normal" fo:font-weight="normal" officeooo:rsid="00214fa1" style:font-style-asian="normal" style:font-weight-asian="normal" style:font-style-complex="normal" style:font-weight-complex="normal"/>
    </style:style>
    <style:style style:name="T17" style:family="text">
      <style:text-properties fo:font-style="normal" fo:font-weight="normal" officeooo:rsid="00232b5e"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1359d4" style:font-style-asian="normal" style:font-weight-asian="normal" style:font-style-complex="normal" style:font-weight-complex="normal"/>
    </style:style>
    <style:style style:name="T19" style:family="text">
      <style:text-properties style:font-name="Helvetica Neue" fo:font-size="12pt" fo:language="es" fo:country="ES" fo:font-style="normal" fo:font-weight="normal" officeooo:rsid="00145a5d" style:font-size-asian="12pt" style:font-style-asian="normal" style:font-weight-asian="normal" style:font-size-complex="12pt" style:font-style-complex="normal" style:font-weight-complex="normal"/>
    </style:style>
    <style:style style:name="T20" style:family="text">
      <style:text-properties fo:language="es" fo:country="ES" fo:font-style="normal" fo:font-weight="normal" officeooo:rsid="00145a5d" style:font-style-asian="normal" style:font-weight-asian="normal" style:font-style-complex="normal" style:font-weight-complex="normal"/>
    </style:style>
    <style:style style:name="T21" style:family="text">
      <style:text-properties style:font-name="Liberation Serif" fo:font-size="12pt" fo:language="es" fo:country="ES" fo:font-style="normal" fo:font-weight="normal" officeooo:rsid="00145a5d"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359d4" style:text-blinking="false"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style:text-line-through-style="none" style:text-line-through-type="none" style:font-name="Liberation Serif" fo:font-size="11pt" fo:language="es" fo:country="ES" fo:font-style="normal" style:text-underline-style="none" fo:font-weight="normal" officeooo:rsid="00145a5d" style:text-blinking="false"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style:text-line-through-style="none" style:text-line-through-type="none" style:font-name="Liberation Serif" fo:font-size="11pt" fo:language="es" fo:country="ES" fo:font-style="normal" style:text-underline-style="none" fo:font-weight="normal" officeooo:rsid="0015eb53" style:text-blinking="false"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style:text-line-through-style="none" style:text-line-through-type="none" style:font-name="Liberation Serif" fo:font-size="11pt" fo:language="es" fo:country="ES" fo:font-style="normal" style:text-underline-style="none" fo:font-weight="normal" officeooo:rsid="0017dbe4" style:text-blinking="fals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style:text-line-through-style="none" style:text-line-through-type="none" style:font-name="Liberation Serif" fo:language="es" fo:country="ES" fo:font-style="normal" style:text-underline-style="none" fo:font-weight="normal" officeooo:rsid="00145a5d" style:text-blinking="false"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style:text-line-through-style="none" style:text-line-through-type="none" style:font-name="Liberation Serif" fo:language="es" fo:country="ES" fo:font-style="normal" style:text-underline-style="none" fo:font-weight="normal" officeooo:rsid="0015eb53"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Liberation Serif" fo:language="es" fo:country="ES" fo:font-style="normal" style:text-underline-style="none" fo:font-weight="normal" officeooo:rsid="0017dbe4" style:text-blinking="false"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000000" style:text-line-through-style="none" style:text-line-through-type="none" style:font-name="Liberation Serif" fo:font-size="12pt" fo:language="es" fo:country="ES" fo:font-style="normal" style:text-underline-style="none" fo:font-weight="normal" officeooo:rsid="00145a5d" style:text-blinking="false"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text-line-through-style="none" style:text-line-through-type="none" style:font-name="Liberation Serif" fo:font-size="12pt" fo:language="es" fo:country="ES" fo:font-style="normal" style:text-underline-style="none" fo:font-weight="normal" officeooo:rsid="0015eb53" style:text-blinking="false"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style:text-line-through-style="none" style:text-line-through-type="none" style:font-name="Liberation Serif" fo:font-size="12pt" fo:language="es" fo:country="ES" fo:font-style="normal" style:text-underline-style="none" fo:font-weight="normal" officeooo:rsid="0017dbe4" style:text-blinking="false"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Helvetica Neue" fo:font-size="12.75pt" fo:language="es" fo:country="ES" fo:font-style="normal" style:text-underline-style="solid" style:text-underline-width="auto" style:text-underline-color="font-color" fo:font-weight="normal" officeooo:rsid="00145a5d"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508f" style:text-line-through-style="none" style:text-line-through-type="none" style:font-name="Liberation Serif" fo:font-size="11pt" fo:language="es" fo:country="ES" fo:font-style="normal" style:text-underline-style="none" fo:font-weight="normal" officeooo:rsid="0017dbe4" style:text-blinking="false"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508f" style:text-line-through-style="none" style:text-line-through-type="none" style:font-name="Liberation Serif" fo:language="es" fo:country="ES" fo:font-style="normal" style:text-underline-style="none" fo:font-weight="normal" officeooo:rsid="0017dbe4" style:text-blinking="false" fo:background-color="transparent" loext:char-shading-value="0" style:font-style-asian="normal" style:font-weight-asian="normal" style:font-style-complex="normal" style:font-weight-complex="normal"/>
    </style:style>
    <style:style style:name="T35" style:family="text">
      <style:text-properties fo:font-variant="normal" fo:text-transform="none" fo:color="#00508f" style:text-line-through-style="none" style:text-line-through-type="none" style:font-name="Liberation Serif" fo:font-size="12pt" fo:language="es" fo:country="ES" fo:font-style="normal" style:text-underline-style="none" fo:font-weight="normal" officeooo:rsid="0017dbe4" style:text-blinking="false" fo:background-color="transparent" loext:char-shading-value="0"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alidades:</text:p>
      <text:p text:style-name="P16"><text:span text:style-name="T5">MODULOS:</text:span><text:span text:style-name="T3"> </text:span></text:p>
      <text:list xml:id="list1724650302" text:style-name="L7">
        <text:list-item>
          <text:p text:style-name="P17"><text:span text:style-name="T5">ventas</text:span><text:span text:style-name="T3">: Herramienta online para la creación de propuestas que permite el envío directo al cliente, negociación de detalles y aceptación y pago por parte de este sobre la propia plataforma.</text:span></text:p>
        </text:list-item>
        <text:list-item>
          <text:p text:style-name="P17"><text:span text:style-name="T5">Compras</text:span><text:span text:style-name="T3">: Gestión de proveedores y ordenes de compra: automatización del flujo de trabajo de compras, control de productos y facturas.</text:span></text:p>
        </text:list-item>
        <text:list-item>
          <text:p text:style-name="P17"><text:span text:style-name="T5">gestión financiera</text:span><text:span text:style-name="T3">: </text:span><text:span text:style-name="T4">cuanta con submódulos para contabilidad, facturación, gastos </text:span></text:p>
        </text:list-item>
        <text:list-item>
          <text:p text:style-name="P17"><text:span text:style-name="T5">CRM</text:span><text:span text:style-name="T3">: Gestión de leads, cuentas, contactos y oportunidades de manera visual, intuitiva y sencilla. </text:span>Control de la agenda diaria: tareas, llamadas, reuniones, emails…</text:p>
        </text:list-item>
        <text:list-item>
          <text:p text:style-name="P17"><text:span text:style-name="T6">r</text:span><text:span text:style-name="T5">ecursos humanos</text:span><text:span text:style-name="T3">: centralización de la información en una única herramienta. Retención del talento y control del desempeño. </text:span><text:span text:style-name="T4">También incluye módulos para el reclutamiento, gestión de vacaciones y ausencias. </text:span></text:p>
        </text:list-item>
        <text:list-item>
          <text:p text:style-name="P18"><text:span text:style-name="T6">Gestión de </text:span><text:span text:style-name="T5">P</text:span><text:span text:style-name="T6">royectos</text:span><text:span text:style-name="T4">: </text:span><text:span text:style-name="T2">organiza, programa, planea y analiza sus proyectos. </text:span>Realiza pronósticos de necesidades y recursos.</text:p>
        </text:list-item>
        <text:list-item>
          <text:p text:style-name="P17"><text:span text:style-name="T5">TPV</text:span><text:span text:style-name="T3">(</text:span><text:span text:style-name="Strong_20_Emphasis"><text:span text:style-name="T3">terminales punto de venta</text:span></text:span><text:span text:style-name="T3">)Es la </text:span><text:span text:style-name="Strong_20_Emphasis"><text:span text:style-name="T3">tecnología o sistema informático que nos permite gestionar todo el proceso de venta</text:span></text:span><text:span text:style-name="T3"> (los tickets, las facturas, las ventas, etc.)(ej datáfono)</text:span></text:p>
        </text:list-item>
      </text:list>
      <text:p text:style-name="P1"/>
      <text:p text:style-name="P1">Ventajas, Inconvenientes y funciones sobrantes, bajo mi juicio:</text:p>
      <text:list xml:id="list4098404824" text:style-name="L1">
        <text:list-item>
          <text:p text:style-name="P11">ventajas: </text:p>
          <text:list>
            <text:list-item>
              <text:p text:style-name="P7"><text:span text:style-name="T1">código abierto.</text:span><text:span text:style-name="T7"> N</text:span><text:span text:style-name="Strong_20_Emphasis"><text:span text:style-name="T8">os permite, respetando los términos de su licencia, modificar el código para adaptarlo a las necesidades específicas de cada empresa. </text:span></text:span><text:span text:style-name="Strong_20_Emphasis"><text:span text:style-name="T13">R</text:span></text:span><text:span text:style-name="Strong_20_Emphasis"><text:span text:style-name="T8">ealizar cualquier mejora sobre los módulos ya existentes, o crear uno nuevo adaptado a sus necesidades.</text:span></text:span></text:p>
            </text:list-item>
            <text:list-item>
              <text:h text:style-name="P26" text:outline-level="4"><text:span text:style-name="Strong_20_Emphasis"><text:span text:style-name="T8">Escalable: Puede comenzar utilizando solamente los módulos que requiera, e ir integrando más funcionalidades posteriormente.</text:span></text:span></text:h>
            </text:list-item>
            <text:list-item>
              <text:p text:style-name="P7"><text:span text:style-name="Strong_20_Emphasis"><text:span text:style-name="T9">Nos permite usar el software de forma remota o instalando en los propios servidores de la empresa.</text:span></text:span></text:p>
            </text:list-item>
            <text:list-item>
              <text:h text:style-name="P26" text:outline-level="4"><text:span text:style-name="Strong_20_Emphasis"><text:span text:style-name="T9">Flexible: Permite personalizar el interfaz del usuario, y gestionar sus procesos de negocio.</text:span></text:span></text:h>
            </text:list-item>
            <text:list-item>
              <text:p text:style-name="P7"><text:span text:style-name="Strong_20_Emphasis"><text:span text:style-name="T9">Podemos usar odoo en múltiples plataformas. La interfaz de Odoo permite acceder desde cualquier equipo independientemente del sistema operativo (Windows, Linux o Mac). Dispone asimismo de versión para dispositivos móviles (smartphones y tablets) que simplifica las vistas para acceder tanto desde iOS como desde Android.</text:span></text:span></text:p>
            </text:list-item>
            <text:list-item>
              <text:p text:style-name="P8"><text:span text:style-name="Strong_20_Emphasis"><text:span text:style-name="T15">Compatibilidad con archivos CSV y Excel</text:span></text:span></text:p>
            </text:list-item>
            <text:list-item>
              <text:p text:style-name="P10"><text:span text:style-name="Strong_20_Emphasis"><text:span text:style-name="T17">tiene un tutorial bastante intuitivo.</text:span></text:span></text:p>
            </text:list-item>
          </text:list>
        </text:list-item>
        <text:list-item>
          <text:p text:style-name="P9"><text:span text:style-name="Strong_20_Emphasis"><text:span text:style-name="T16">inconvenientes:</text:span></text:span></text:p>
          <text:list>
            <text:list-item>
              <text:p text:style-name="P9"><text:span text:style-name="Strong_20_Emphasis"><text:span text:style-name="T16">no esta bien traducido.</text:span></text:span></text:p>
            </text:list-item>
          </text:list>
        </text:list-item>
      </text:list>
      <text:p text:style-name="P2"><text:span text:style-name="Strong_20_Emphasis"><text:span text:style-name="T9"/></text:span></text:p>
      <text:p text:style-name="P3"><text:span text:style-name="Strong_20_Emphasis"><text:span text:style-name="T18">Empresa que lo implementan:</text:span></text:span></text:p>
      <text:p text:style-name="P6">En españa:</text:p>
      <text:list xml:id="list829011448" text:style-name="L2">
        <text:list-item>
          <text:p text:style-name="P23">Alain Afflelou</text:p>
        </text:list-item>
        <text:list-item>
          <text:p text:style-name="P23">Atrapada</text:p>
        </text:list-item>
        <text:list-item>
          <text:p text:style-name="P23">BestTaxFree</text:p>
        </text:list-item>
        <text:list-item>
          <text:p text:style-name="P23">Calderería Navarra</text:p>
        </text:list-item>
        <text:list-item>
          <text:p text:style-name="P23">Fundación Santa Lucía Adsis</text:p>
        </text:list-item>
        <text:list-item>
          <text:p text:style-name="P23">Ecovidrio</text:p>
        </text:list-item>
        <text:list-item>
          <text:p text:style-name="P23">Heineken</text:p>
        </text:list-item>
        <text:list-item>
          <text:p text:style-name="P23">Ideus by Fonexion</text:p>
        </text:list-item>
        <text:list-item>
          <text:p text:style-name="P23"><text:soft-page-break/>Lolitas&amp;L</text:p>
        </text:list-item>
        <text:list-item>
          <text:p text:style-name="P23">Mamuky</text:p>
        </text:list-item>
        <text:list-item>
          <text:p text:style-name="P23">Mimub</text:p>
        </text:list-item>
        <text:list-item>
          <text:p text:style-name="P23">Pompeii</text:p>
        </text:list-item>
        <text:list-item>
          <text:p text:style-name="P23">Sololé</text:p>
        </text:list-item>
        <text:list-item>
          <text:p text:style-name="P23">Travel Tax-Free</text:p>
        </text:list-item>
        <text:list-item>
          <text:p text:style-name="P23">Valecuatr</text:p>
        </text:list-item>
      </text:list>
      <text:p text:style-name="P6">Internacionales:</text:p>
      <text:list xml:id="list717702412" text:style-name="L3">
        <text:list-item>
          <text:p text:style-name="P24">ABL (Advanced Biological Laboratories)</text:p>
        </text:list-item>
        <text:list-item>
          <text:p text:style-name="P24">Danone</text:p>
        </text:list-item>
        <text:list-item>
          <text:p text:style-name="P24">Estradas de Portugal</text:p>
        </text:list-item>
        <text:list-item>
          <text:p text:style-name="P24">Hyundai</text:p>
        </text:list-item>
        <text:list-item>
          <text:p text:style-name="P24">Methabook (World Wide Provider Distribution)</text:p>
        </text:list-item>
        <text:list-item>
          <text:p text:style-name="P24">Neotel D.O.O.</text:p>
        </text:list-item>
        <text:list-item>
          <text:p text:style-name="P24">Sodexo</text:p>
        </text:list-item>
        <text:list-item>
          <text:p text:style-name="P24">Toyota</text:p>
        </text:list-item>
        <text:list-item>
          <text:p text:style-name="P25">WWF (Fondo Mundial para la Naturaleza)</text:p>
        </text:list-item>
      </text:list>
      <text:p text:style-name="P3"><text:bookmark text:name="docs-internal-guid-87cf0890-7fff-f9a1-90e2-b2f7ce0d03fb"/><text:span text:style-name="Strong_20_Emphasis"><text:span text:style-name="T22">según página oficial hay más de 3.7 millones de usuarios haciendo uso de ODOO en todo el mundo que van desde empresas nuevas (1 usuario) hasta grandes empresas (más de 300.000 users)</text:span></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4"><text:span text:style-name="Strong_20_Emphasis"><text:span text:style-name="T12">ejemplos de exito</text:span></text:span></text:p>
      <text:list xml:id="list3677526877" text:style-name="L4">
        <text:list-item>
          <text:p text:style-name="P12"><text:span text:style-name="Strong_20_Emphasis"><text:span text:style-name="T10">Heineken: </text:span></text:span></text:p>
        </text:list-item>
        <text:list-item>
          <text:p text:style-name="P12"><text:span text:style-name="Strong_20_Emphasis"><text:span text:style-name="T10">Danone: sustituye SAP por una solución ERP de open source en Colombia, Argentina y Australia. La multinacional, un importante cliente de la empresa de software alemana, ha tomado esta decisión para reducir costes. La integración de OpenERP </text:span></text:span><text:span text:style-name="Strong_20_Emphasis"><text:span text:style-name="T11">(Odoo)</text:span></text:span><text:span text:style-name="Strong_20_Emphasis"><text:span text:style-name="T10">se ha desarrollado en colaboración con la empresa Octo Technology, según la cual el nuevo sistema es más flexible que SAP. </text:span></text:span></text:p>
        </text:list-item>
      </text:list>
      <text:p text:style-name="P3"><text:span text:style-name="Strong_20_Emphasis"><text:span text:style-name="T10"><text:tab/>Octo Technology afirma que, aunque las soluciones SAP cubren gran parte de las <text:tab/>necesidades de Danone, tiene algunos inconvenientes por el hecho de no ser modular y no <text:tab/>permitir que haya demasiados errores. Estos fueron los motivos por los que recomendaron a <text:tab/>su cliente apostar por el open source que, además, está apoyado por un sólido editor de <text:tab/></text:span></text:span><text:span text:style-name="Strong_20_Emphasis"><text:span text:style-name="T14">software</text:span></text:span><text:span text:style-name="Strong_20_Emphasis"><text:span text:style-name="T10"> así como por una amplia comunidad de usuarios.</text:span></text:span></text:p>
      <text:list xml:id="list142805753" text:style-name="L5">
        <text:list-item>
          <text:p text:style-name="P13"><text:span text:style-name="Strong_20_Emphasis"><text:span text:style-name="T11">WWF(</text:span></text:span><text:bookmark text:name="tw-target-text2"/><text:span text:style-name="Strong_20_Emphasis"><text:span text:style-name="T20">Fondo Mundial para la Naturaleza</text:span></text:span><text:span text:style-name="Strong_20_Emphasis"><text:span text:style-name="T11">): </text:span></text:span><text:bookmark text:name="tw-target-text"/><text:span text:style-name="Strong_20_Emphasis"><text:span text:style-name="T21">La funcionalidad estándar de Odoo con una superposición agrícola personalizada era perfecta para WWF y las necesidades de sus proyectos. También cumplió con todos sus otros requisitos: WWF quería una solución de código abierto, un bajo costo de implementación y la oportunidad de construir e integrar fácilmente módulos futuros</text:span></text:span><text:span text:style-name="Strong_20_Emphasis"><text:span text:style-name="T19">.</text:span></text:span><text:bookmark text:name="tw-target-text1"/><text:span text:style-name="Strong_20_Emphasis"><text:span text:style-name="T19"> </text:span></text:span><text:span text:style-name="Strong_20_Emphasis"><text:span text:style-name="T21">Odoo fue la mejor solución y, gracias al éxito del proyecto, se han eliminado los problemas de geografía y los lentos tiempos de informes que ocurrieron con los registros en papel.</text:span></text:span></text:p>
          <text:p text:style-name="P14">El uso de la arquitectura cliente-servidor y una solución basada en Internet de XPANSA le permitió al programa rastrear y administrar activamente más de 4 millones de metros cuadrados de eucalipto dentro del programa al tiempo que aumenta rápidamente los tiempos de informes y los controles presupuestarios.</text:p>
        </text:list-item>
      </text:list>
      <text:p text:style-name="P5"><text:span text:style-name="Strong_20_Emphasis"><text:span text:style-name="T32"/></text:span></text:p>
      <text:p text:style-name="P5"><text:soft-page-break/><text:span text:style-name="Strong_20_Emphasis"><text:span text:style-name="T32"/></text:span></text:p>
      <text:p text:style-name="P5"><text:span text:style-name="Strong_20_Emphasis"><text:span text:style-name="T32"/></text:span></text:p>
      <text:p text:style-name="P5"><text:span text:style-name="Strong_20_Emphasis"><text:span text:style-name="T32"/></text:span></text:p>
      <text:list xml:id="list195811293569505" text:continue-numbering="true" text:style-name="L5">
        <text:list-item>
          <text:p text:style-name="P19"><text:span text:style-name="Strong_20_Emphasis"><text:span text:style-name="T29">Nordika: </text:span></text:span></text:p>
          <text:list>
            <text:list-item>
              <text:p text:style-name="P19"><text:span text:style-name="Strong_20_Emphasis"><text:span text:style-name="T29">País: México</text:span></text:span></text:p>
            </text:list-item>
            <text:list-item>
              <text:p text:style-name="P19"><text:span text:style-name="Strong_20_Emphasis"><text:span text:style-name="T29">Industria: Industria minorista; Muebles</text:span></text:span></text:p>
            </text:list-item>
            <text:list-item>
              <text:p text:style-name="P19"><text:span text:style-name="Strong_20_Emphasis"><text:span text:style-name="T29">Apps Implementadas: Ventas, Inventario, Comercio Electrónico, Compra, Correo Masivo, Contabilidad</text:span></text:span></text:p>
            </text:list-item>
            <text:list-item>
              <text:p text:style-name="P19"><text:span text:style-name="Strong_20_Emphasis"><text:span text:style-name="T29">Número de usuarios: 14 Usuarios</text:span></text:span></text:p>
            </text:list-item>
            <text:list-item>
              <text:p text:style-name="P19"><text:span text:style-name="Strong_20_Emphasis"><text:span text:style-name="T29">Tamaño de la empresa: 19 Empleados</text:span></text:span></text:p>
            </text:list-item>
            <text:list-item>
              <text:p text:style-name="P19"><text:span text:style-name="Strong_20_Emphasis"><text:span text:style-name="T29">Tipo de Implementación: Odoo Online</text:span></text:span></text:p>
            </text:list-item>
          </text:list>
          <text:p text:style-name="P19"><text:span text:style-name="Strong_20_Emphasis"><text:span text:style-name="T29">Nordika es el único Centro Integral de Diseño Escandinavo en América Latina. Un lugar orientado a decoradores, arquitectos, y en general, a todo entusiasta del diseño y estilo que busque artículos exclusivos con la más alta calidad. En conclusión hacen muebles de aspecto nórdico de venta a minoristas(para gente normal</text:span></text:span><text:span text:style-name="Strong_20_Emphasis"><text:span text:style-name="T30">)</text:span></text:span></text:p>
          <text:p text:style-name="P19"><text:span text:style-name="Strong_20_Emphasis"><text:span text:style-name="T30">Después de implementar Odoo, Nordika ha logrado mantener un mayor control de sus operaciones comerciales y simplificar los procesos en sus distintas locaciones junto con su red de distribución en línea. Su página web personalizada le permite ofrecer una mejor experiencia de usuario, cumpliendo su misión de ofrecer el mejor servicio posible</text:span></text:span></text:p>
        </text:list-item>
        <text:list-item>
          <text:p text:style-name="P20"><text:span text:style-name="Strong_20_Emphasis"><text:span text:style-name="T31">Toyota caso un éxito implementando odoo:</text:span></text:span></text:p>
          <text:p text:style-name="P20"><text:a xlink:type="simple" xlink:href="https://www.pitaya.tech/blog/noticias-1/post/caso-de-exito-de-odoo-en-toyota-2" text:style-name="Internet_20_link" text:visited-style-name="Visited_20_Internet_20_Link"><text:span text:style-name="Strong_20_Emphasis"><text:span text:style-name="T35">https://www.pitaya.tech/blog/noticias-1/post/caso-de-exito-de-odoo-en-toyota-2</text:span></text:span></text:a></text:p>
          <text:p text:style-name="P20"/>
          <text:p text:style-name="P21">consiguieron implantar el sistema en 6 meses.</text:p>
          <text:p text:style-name="P20">han conseguido integrar todos sus sistemas heredados existentes a Odoo, por lo que los empleados pudieron adaptarse rápidamente al nuevo flujo de trabajo.</text:p>
          <text:p text:style-name="P20">Además, el ahorro de tiempo, el bien más escaso. Ahora, los mismos procesos se realizan de una forma más ordenada, eficiente y eficaz, lo que hace que la elección de Odoo fuese todo un acier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Neue" svg:font-family="'Helvetica Neue',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7:52:21.929606574</meta:creation-date>
    <meta:generator>LibreOffice/6.0.7.3$Linux_X86_64 LibreOffice_project/00m0$Build-3</meta:generator>
    <dc:date>2019-09-30T19:58:10.336076211</dc:date>
    <meta:editing-duration>PT7H16M12S</meta:editing-duration>
    <meta:editing-cycles>9</meta:editing-cycles>
    <meta:document-statistic meta:table-count="0" meta:image-count="0" meta:object-count="0" meta:page-count="3" meta:paragraph-count="69" meta:word-count="921" meta:character-count="5896" meta:non-whitespace-character-count="5091"/>
  </office:meta>
</office:document-meta>
</file>